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text-properties fo:font-style="normal" style:font-style-asian="normal" style:font-style-complex="normal"/>
    </style:style>
    <style:style style:name="P19" style:family="paragraph" style:parent-style-name="Standard" style:list-style-name="L2"/>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p>
      <text:h text:style-name="Heading_20_2" text:outline-level="2">References and Context</text:h>
      <text:p text:style-name="Standard"> For more information on format and presentation, see: </text:p>
      <text:list xml:id="list169133551192730427"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oft-page-break/><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oft-page-break/><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broadcasts,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h text:style-name="Heading_20_2" text:outline-level="2">States</text:h>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IdentifyX messages. Nothing prevents combining replies to multiple requests. <text:s/>This allows simplified implementations, for example setting a bit to indicate that a reply can be sent when time/priority is available.</text:p>
      <text:p text:style-name="Standard">You can sent identify/identified for automatically routed messages. <text:s/>Well-known messages require response; there's no exemption for those.</text:p>
      <text:p text:style-name="Standard"><text:soft-page-break/>You can query a state when you come up with the request-id message. Conflicting states can happen, and have to be addressed.</text:p>
      <text:p text:style-name="Standard">Note that the state machine resets with the Initialiation Complete message, not the lower level link (CAN or other) state machine.</text:p>
      <text:p text:style-name="Standard">Delay in sending the PI/PRI or CI/CRI messages after IC is OK, but there's no delivery guarantee for <text:span text:style-name="T4">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p>
      <text:p text:style-name="Standard">There is no way to indicate that a node is no longer interested in a particular Event ID. <text:s/>(Sending IC again says that all are not interesting though). <text:s/>This could be added, but it's much harder for gateways to decide an Event ID is not interesting than that it is, because they have to keep a list of all the node IDs that are interested and back that off. <text:s/>Better to just let tha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340268259154178661" text:style-name="L2">
        <text:list-item>
          <text:p text:style-name="P19">When the node is first initialized and the "Initialization Complete" message has been sent.</text:p>
        </text:list-item>
        <text:list-item>
          <text:p text:style-name="P19">When a configuration change has added an event ID that can be produced or consumed.</text:p>
        </text:list-item>
      </text:list>
      <text:p text:style-name="Standard">To announce new Event IDs being consumed, the node must transmit a Producer Identified message for each P/C Event ID it can produce, and a Consumer Identified message for each P/C Event ID for which it is listening.</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 <text:s/></text:p>
      <text:p text:style-name="Standard"/>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ext:soft-page-break/>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 This section is general information of interest to the reader, implementers, etc.</text:p>
      <text:h text:style-name="Heading_20_2" text:outline-level="2"><text:soft-page-break/>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p>
      <text:p text:style-name="Standard">Ordering &amp; processing</text:p>
      <text:p text:style-name="Standard">Performance &amp; loading at node startup, layout startup particularly on CAN. Numbers and simulations.</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oft-page-break/><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19T20:43:15">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0:43:15">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19T20:43:15">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73</meta:editing-cycles>
    <meta:editing-duration>P3DT14H41M48S</meta:editing-duration>
    <meta:generator>OpenOffice.org/3.4.1$Unix OpenOffice.org_project/341m1$Build-9593</meta:generator>
    <dc:date>2013-01-19T20:43:15</dc:date>
    <dc:creator>Bob Jacobsen</dc:creator>
    <meta:keyword>OpenLCB Event Transport</meta:keyword>
    <meta:document-statistic meta:table-count="2" meta:image-count="1" meta:object-count="0" meta:page-count="8" meta:paragraph-count="186" meta:word-count="2540" meta:character-count="15525"/>
    <meta:user-defined meta:name="Info 1"/>
    <meta:user-defined meta:name="Info 2"/>
    <meta:user-defined meta:name="Info 3"/>
    <meta:user-defined meta:name="Info 4"/>
  </office:meta>
</office:document-meta>
</file>